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usic file types: .wav</text:p>
      <text:p text:style-name="Standard"/>
      <text:p text:style-name="Standard">Game maker will supposedly only support .mp3 and .wav files, according to their online documentation. They have been slated to accept .ogg files eventually, but this hasn't happened yet. It can, however, convert them into .ogg when creating a .exe.</text:p>
      <text:p text:style-name="Standard"/>
      <text:p text:style-name="Standard">Art file types: .png</text:p>
      <text:p text:style-name="Standard"/>
      <text:p text:style-name="Standard">.png files will be the majority of our file types for images. They offer control, alpha, and decent space. For larger images we were considering using .jpg, but Game Maker doesn't support those very well, and in turn we'll be sticking to .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5T14:21:05.89</meta:creation-date>
    <dc:date>2014-02-15T14:54:40.60</dc:date>
    <meta:editing-duration>PT33M35S</meta:editing-duration>
    <meta:editing-cycles>3</meta:editing-cycles>
    <meta:generator>OpenOffice.org/3.4.1$Win32 OpenOffice.org_project/341m1$Build-9593</meta:generator>
    <meta:document-statistic meta:table-count="0" meta:image-count="0" meta:object-count="0" meta:page-count="1" meta:paragraph-count="4" meta:word-count="91" meta:character-count="533"/>
  </office:meta>
</office:document-meta>
</file>